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ead" officeooo:paragraph-rsid="000d6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ySQL: root/my*jefe</text:p>
      <text:p text:style-name="P1"/>
      <text:p text:style-name="P1">PostgreSQL: ?/pg*jef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08:01:59.734342670</meta:creation-date>
    <dc:date>2015-05-15T08:03:11.500720435</dc:date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40" meta:non-whitespace-character-count="38"/>
    <meta:generator>LibreOffice/4.2.7.2$Linux_X86_64 LibreOffice_project/420m0$Build-2</meta:generator>
  </office:meta>
</office:document-meta>
</file>